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9c27" officeooo:paragraph-rsid="000a9c27" style:font-weight-asian="bold" style:font-weight-complex="bold"/>
    </style:style>
    <style:style style:name="P2" style:family="paragraph" style:parent-style-name="Standard">
      <style:text-properties fo:font-weight="bold" officeooo:rsid="000a9c27" officeooo:paragraph-rsid="000d1e31" style:font-weight-asian="bold" style:font-weight-complex="bold"/>
    </style:style>
    <style:style style:name="P3" style:family="paragraph" style:parent-style-name="Standard">
      <style:text-properties fo:font-weight="normal" officeooo:rsid="000a9c27" officeooo:paragraph-rsid="000a9c27" style:font-weight-asian="normal" style:font-weight-complex="normal"/>
    </style:style>
    <style:style style:name="P4" style:family="paragraph" style:parent-style-name="Standard">
      <style:text-properties fo:font-weight="normal" officeooo:rsid="000a9c27" officeooo:paragraph-rsid="000cfbdc" style:font-weight-asian="normal" style:font-weight-complex="normal"/>
    </style:style>
    <style:style style:name="P5" style:family="paragraph" style:parent-style-name="Standard">
      <style:text-properties fo:font-weight="bold" officeooo:rsid="000a9c27" officeooo:paragraph-rsid="000fdf2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fbdc" style:font-weight-asian="normal" style:font-weight-complex="normal"/>
    </style:style>
    <style:style style:name="T3" style:family="text">
      <style:text-properties fo:font-weight="normal" officeooo:rsid="000d1e31" style:font-weight-asian="normal" style:font-weight-complex="normal"/>
    </style:style>
    <style:style style:name="T4" style:family="text">
      <style:text-properties fo:font-weight="normal" officeooo:rsid="000eb43d" style:font-weight-asian="normal" style:font-weight-complex="normal"/>
    </style:style>
    <style:style style:name="T5" style:family="text">
      <style:text-properties fo:font-weight="normal" officeooo:rsid="000f8f8e" style:font-weight-asian="normal" style:font-weight-complex="normal"/>
    </style:style>
    <style:style style:name="T6" style:family="text">
      <style:text-properties fo:font-weight="normal" officeooo:rsid="000fdf26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ker Compose</text:p>
      <text:p text:style-name="P3"/>
      <text:p text:style-name="P4">docker service create create --name nginx10 --replicas 10 -p 8010:80 --mount type=volume,src=strigus10,dst=/usr/share/nginx/html nginx<text:line-break/></text:p>
      <text:p text:style-name="P2"><text:span text:style-name="T2">docker stack deploy -c &lt;arquivo.yml&gt; &lt;nome_stack&gt;</text:span><text:span text:style-name="T1"><text:line-break/></text:span><text:span text:style-name="T2">docker </text:span><text:span text:style-name="T3">stack </text:span><text:span text:style-name="T2">deploy -c docker-compose.yml web<text:line-break/></text:span></text:p>
      <text:p text:style-name="P5"><text:span text:style-name="T3">docker stack ps &lt;nome_stack&gt;</text:span><text:span text:style-name="T2"><text:line-break/></text:span><text:span text:style-name="T3">docker stack ps web</text:span><text:span text:style-name="T2"><text:line-break/></text:span><text:span text:style-name="T6">docker stack ps wp</text:span></text:p>
      <text:p text:style-name="P5"><text:span text:style-name="T2"><text:line-break/></text:span><text:span text:style-name="T4">docker service ls<text:line-break/></text:span><text:span text:style-name="T2"><text:line-break/></text:span><text:span text:style-name="T5">echo “wordpress” | docker secret create password_mysql_root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orte </meta:initial-creator>
    <meta:creation-date>2018-05-09T20:49:04.788826621</meta:creation-date>
    <dc:date>2018-05-13T15:37:31.677029822</dc:date>
    <meta:editing-duration>PT31M57S</meta:editing-duration>
    <meta:editing-cycles>7</meta:editing-cycles>
    <meta:generator>LibreOffice/5.3.6.1$Linux_X86_64 LibreOffice_project/30$Build-1</meta:generator>
    <meta:document-statistic meta:table-count="0" meta:image-count="0" meta:object-count="0" meta:page-count="1" meta:paragraph-count="5" meta:word-count="52" meta:character-count="393" meta:non-whitespace-character-count="343"/>
  </office:meta>
</office:document-meta>
</file>